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INEA &amp; TECNOLOGIA GRAFICA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448418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543817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UERRERO GUILLEN, HELBER JOH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016377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5 438 17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5418418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2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205054</text:p>
          </table:table-cell>
          <table:table-cell table:style-name="Tabla2.D3" office:value-type="string">
            <text:p text:style-name="P23">2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7:44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